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Normal" style:font-pitch="variable" style:font-charset="x-symbol"/>
    <style:font-face style:name="Times New Roman1" svg:font-family="'Times New Roman'" style:font-pitch="variable" style:font-charset="x-symbol"/>
    <style:font-face style:name="Tahoma1" svg:font-family="Tahoma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ABCD">
      <style:paragraph-properties fo:margin-left="0cm" fo:margin-right="0cm" fo:orphans="0" fo:widows="0" fo:text-indent="0cm" style:auto-text-indent="false">
        <style:tab-stops/>
      </style:paragraph-properties>
      <style:text-properties fo:font-style="normal" officeooo:paragraph-rsid="001e6d4e" style:font-style-asian="normal" style:font-style-complex="normal"/>
    </style:style>
    <style:style style:name="P3" style:family="paragraph" style:parent-style-name="Standard">
      <style:paragraph-properties fo:margin-left="0.501cm" fo:margin-right="0cm" fo:orphans="0" fo:widows="0" fo:text-indent="-0.501cm" style:auto-text-indent="false"/>
      <style:text-properties officeooo:paragraph-rsid="001e6d4e"/>
    </style:style>
    <style:style style:name="P4" style:family="paragraph" style:parent-style-name="ABCD">
      <style:text-properties fo:font-style="normal" officeooo:rsid="001a6367" style:font-style-asian="normal" style:font-style-complex="normal"/>
    </style:style>
    <style:style style:name="P5" style:family="paragraph" style:parent-style-name="ABCD">
      <style:paragraph-properties>
        <style:tab-stops/>
      </style:paragraph-properties>
      <style:text-properties style:font-name="Times New Roman" fo:font-style="normal" officeooo:rsid="000ca519" officeooo:paragraph-rsid="001c36b0" style:font-style-asian="italic" style:font-style-complex="italic"/>
    </style:style>
    <style:style style:name="P6" style:family="paragraph" style:parent-style-name="Standard" style:list-style-name="Exo_20_I_29_"/>
    <style:style style:name="P7" style:family="paragraph" style:parent-style-name="Standard" style:list-style-name="Exo_20_I_29_">
      <style:text-properties officeooo:paragraph-rsid="00296eab"/>
    </style:style>
    <style:style style:name="P8" style:family="paragraph" style:parent-style-name="Standard" style:list-style-name="Exo_20_I_29_">
      <style:paragraph-properties fo:margin-left="0cm" fo:margin-right="0cm" fo:orphans="0" fo:widows="0" fo:text-indent="0cm" style:auto-text-indent="false" fo:break-before="column"/>
      <style:text-properties officeooo:paragraph-rsid="001c36b0"/>
    </style:style>
    <style:style style:name="P9" style:family="paragraph" style:parent-style-name="Standard" style:list-style-name="Exo_20_I_29_">
      <style:paragraph-properties fo:margin-left="0cm" fo:margin-right="0cm" fo:orphans="0" fo:widows="0" fo:text-indent="0cm" style:auto-text-indent="false"/>
      <style:text-properties officeooo:paragraph-rsid="001e6d4e"/>
    </style:style>
    <style:style style:name="P10" style:family="paragraph" style:parent-style-name="Standard" style:list-style-name="Exo_20_I_29_">
      <style:paragraph-properties fo:margin-left="0.501cm" fo:margin-right="0cm" fo:orphans="0" fo:widows="0" fo:text-indent="-0.501cm" style:auto-text-indent="false"/>
      <style:text-properties officeooo:paragraph-rsid="001e6d4e"/>
    </style:style>
    <style:style style:name="P11" style:family="paragraph" style:parent-style-name="ABCD" style:list-style-name="Exercice"/>
    <style:style style:name="P12" style:family="paragraph" style:parent-style-name="ABCD" style:list-style-name="Exercice">
      <style:text-properties officeooo:paragraph-rsid="001e131a"/>
    </style:style>
    <style:style style:name="P13" style:family="paragraph" style:parent-style-name="ABCD" style:list-style-name="Exercice">
      <style:text-properties officeooo:paragraph-rsid="001e6d4e"/>
    </style:style>
    <style:style style:name="P14" style:family="paragraph" style:parent-style-name="ABCD" style:list-style-name="Exercice">
      <style:paragraph-properties>
        <style:tab-stops/>
      </style:paragraph-properties>
    </style:style>
    <style:style style:name="P15" style:family="paragraph" style:parent-style-name="ABCD" style:list-style-name="Exercice">
      <style:paragraph-properties>
        <style:tab-stops/>
      </style:paragraph-properties>
      <style:text-properties officeooo:paragraph-rsid="0027f997"/>
    </style:style>
    <style:style style:name="P16" style:family="paragraph" style:parent-style-name="ABCD" style:list-style-name="Exercice">
      <style:paragraph-properties>
        <style:tab-stops/>
      </style:paragraph-properties>
      <style:text-properties officeooo:paragraph-rsid="000ca519"/>
    </style:style>
    <style:style style:name="P17" style:family="paragraph" style:parent-style-name="ABCD" style:list-style-name="Exercice">
      <style:paragraph-properties>
        <style:tab-stops/>
      </style:paragraph-properties>
      <style:text-properties officeooo:paragraph-rsid="001c36b0"/>
    </style:style>
    <style:style style:name="P18" style:family="paragraph" style:parent-style-name="ABCD" style:list-style-name="Exercice">
      <style:paragraph-properties>
        <style:tab-stops/>
      </style:paragraph-properties>
      <style:text-properties officeooo:paragraph-rsid="000afd72"/>
    </style:style>
    <style:style style:name="P19" style:family="paragraph" style:parent-style-name="ABCD" style:list-style-name="Exercice">
      <style:paragraph-properties>
        <style:tab-stops/>
      </style:paragraph-properties>
      <style:text-properties officeooo:paragraph-rsid="001384e2"/>
    </style:style>
    <style:style style:name="P20" style:family="paragraph" style:parent-style-name="ABCD" style:list-style-name="Exercice">
      <style:paragraph-properties>
        <style:tab-stops/>
      </style:paragraph-properties>
      <style:text-properties officeooo:paragraph-rsid="00140ed0"/>
    </style:style>
    <style:style style:name="P21" style:family="paragraph" style:parent-style-name="ABCD" style:list-style-name="Exercice">
      <style:paragraph-properties>
        <style:tab-stops/>
      </style:paragraph-properties>
      <style:text-properties officeooo:paragraph-rsid="0015712b"/>
    </style:style>
    <style:style style:name="P22" style:family="paragraph" style:parent-style-name="ABCD" style:list-style-name="Exercice">
      <style:paragraph-properties>
        <style:tab-stops/>
      </style:paragraph-properties>
      <style:text-properties officeooo:paragraph-rsid="0025f32e"/>
    </style:style>
    <style:style style:name="P23" style:family="paragraph" style:parent-style-name="ABCD" style:list-style-name="Exercice">
      <style:paragraph-properties>
        <style:tab-stops/>
      </style:paragraph-properties>
      <style:text-properties officeooo:paragraph-rsid="001e6d4e"/>
    </style:style>
    <style:style style:name="P24" style:family="paragraph" style:parent-style-name="ABCD" style:list-style-name="Exercice">
      <style:paragraph-properties>
        <style:tab-stops/>
      </style:paragraph-properties>
      <style:text-properties officeooo:paragraph-rsid="0022f9e0"/>
    </style:style>
    <style:style style:name="P25" style:family="paragraph" style:parent-style-name="ABCD" style:list-style-name="Exercice">
      <style:paragraph-properties>
        <style:tab-stops/>
      </style:paragraph-properties>
      <style:text-properties officeooo:paragraph-rsid="0022fc65"/>
    </style:style>
    <style:style style:name="P26" style:family="paragraph" style:parent-style-name="ABCD" style:list-style-name="Exercice">
      <style:paragraph-properties>
        <style:tab-stops/>
      </style:paragraph-properties>
      <style:text-properties officeooo:paragraph-rsid="002001f1"/>
    </style:style>
    <style:style style:name="P27" style:family="paragraph" style:parent-style-name="ABCD" style:list-style-name="Exercice">
      <style:paragraph-properties>
        <style:tab-stops/>
      </style:paragraph-properties>
      <style:text-properties officeooo:paragraph-rsid="00296eab"/>
    </style:style>
    <style:style style:name="P28" style:family="paragraph" style:parent-style-name="ABCD" style:list-style-name="Exercice">
      <style:paragraph-properties>
        <style:tab-stops/>
      </style:paragraph-properties>
      <style:text-properties fo:font-style="normal" style:font-style-asian="normal" style:font-style-complex="normal"/>
    </style:style>
    <style:style style:name="P29" style:family="paragraph" style:parent-style-name="ABCD" style:list-style-name="Exercice">
      <style:paragraph-properties>
        <style:tab-stops/>
      </style:paragraph-properties>
      <style:text-properties officeooo:rsid="000afd72" officeooo:paragraph-rsid="000ca519"/>
    </style:style>
    <style:style style:name="P30" style:family="paragraph" style:parent-style-name="ABCD" style:list-style-name="Exercice">
      <style:paragraph-properties>
        <style:tab-stops/>
      </style:paragraph-properties>
      <style:text-properties officeooo:rsid="0015712b" officeooo:paragraph-rsid="0015712b"/>
    </style:style>
    <style:style style:name="P31" style:family="paragraph" style:parent-style-name="ABCD" style:list-style-name="Exercice">
      <style:paragraph-properties>
        <style:tab-stops/>
      </style:paragraph-properties>
      <style:text-properties officeooo:rsid="0015712b" officeooo:paragraph-rsid="0016337e"/>
    </style:style>
    <style:style style:name="P32" style:family="paragraph" style:parent-style-name="ABCD" style:list-style-name="Exercice">
      <style:paragraph-properties>
        <style:tab-stops/>
      </style:paragraph-properties>
      <style:text-properties officeooo:rsid="0016337e" officeooo:paragraph-rsid="0017a13c"/>
    </style:style>
    <style:style style:name="P33" style:family="paragraph" style:parent-style-name="ABCD" style:list-style-name="Exercice">
      <style:paragraph-properties fo:margin-left="0.501cm" fo:margin-right="0cm" fo:orphans="0" fo:widows="0" fo:text-indent="-0.501cm" style:auto-text-indent="false">
        <style:tab-stops/>
      </style:paragraph-properties>
      <style:text-properties officeooo:paragraph-rsid="001e6d4e"/>
    </style:style>
    <style:style style:name="P34" style:family="paragraph" style:parent-style-name="ABCD" style:list-style-name="Exercice">
      <style:paragraph-properties fo:margin-left="0.501cm" fo:margin-right="0cm" fo:orphans="0" fo:widows="0" fo:text-indent="-0.501cm" style:auto-text-indent="false">
        <style:tab-stops/>
      </style:paragraph-properties>
      <style:text-properties officeooo:paragraph-rsid="00232387"/>
    </style:style>
    <style:style style:name="P35" style:family="paragraph" style:parent-style-name="ABCD" style:list-style-name="Exercice">
      <style:paragraph-properties fo:margin-left="0.501cm" fo:margin-right="0cm" fo:orphans="0" fo:widows="0" fo:text-indent="-0.501cm" style:auto-text-indent="false">
        <style:tab-stops/>
      </style:paragraph-properties>
      <style:text-properties officeooo:paragraph-rsid="00212a81"/>
    </style:style>
    <style:style style:name="P36" style:family="paragraph" style:parent-style-name="ABCD" style:list-style-name="Exercice">
      <style:paragraph-properties fo:margin-left="0.501cm" fo:margin-right="0cm" fo:orphans="0" fo:widows="0" fo:text-indent="-0.501cm" style:auto-text-indent="false">
        <style:tab-stops/>
      </style:paragraph-properties>
      <style:text-properties officeooo:paragraph-rsid="002827e0"/>
    </style:style>
    <style:style style:name="P37" style:family="paragraph" style:parent-style-name="Titre_20_Chapitre" style:master-page-name="Standard">
      <style:paragraph-properties style:page-number="auto" fo:padding="0cm" fo:border-left="none" fo:border-right="none" fo:border-top="none" fo:border-bottom="0.99pt solid #000000" style:shadow="none">
        <style:tab-stops>
          <style:tab-stop style:position="18.987cm" style:type="right"/>
        </style:tab-stops>
      </style:paragraph-properties>
    </style:style>
    <style:style style:name="T1" style:family="text">
      <style:text-properties style:font-name="OpenSymbol1" fo:font-size="12pt" fo:font-style="normal" fo:font-weight="normal"/>
    </style:style>
    <style:style style:name="T2" style:family="text">
      <style:text-properties style:font-name="OpenSymbol1" fo:font-size="12pt" fo:font-style="normal" fo:font-weight="normal" officeooo:rsid="001a6367" style:font-style-asian="normal" style:font-style-complex="normal"/>
    </style:style>
    <style:style style:name="T3" style:family="text">
      <style:text-properties style:font-name="OpenSymbol2"/>
    </style:style>
    <style:style style:name="T4" style:family="text">
      <style:text-properties style:font-name="OpenSymbol2" fo:font-style="normal" style:font-style-asian="normal" style:font-style-complex="normal"/>
    </style:style>
    <style:style style:name="T5" style:family="text">
      <style:text-properties style:font-name="OpenSymbol2" fo:font-style="normal" officeooo:rsid="0022f9e0"/>
    </style:style>
    <style:style style:name="T6" style:family="text">
      <style:text-properties style:font-name="OpenSymbol2"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Times New Roman" fo:font-style="normal" officeooo:rsid="000afd72"/>
    </style:style>
    <style:style style:name="T9" style:family="text">
      <style:text-properties style:text-position="super 58%" style:font-name="Times New Roman" fo:font-style="normal" officeooo:rsid="000afd72" style:font-style-asian="normal" style:font-style-complex="normal"/>
    </style:style>
    <style:style style:name="T10" style:family="text">
      <style:text-properties style:text-position="super 58%" style:font-name="Times New Roman" fo:font-style="normal" officeooo:rsid="000ca519"/>
    </style:style>
    <style:style style:name="T11" style:family="text">
      <style:text-properties style:text-position="super 58%" style:font-name="Times New Roman" fo:font-style="normal" officeooo:rsid="000ca519" style:font-style-asian="italic" style:font-style-complex="italic"/>
    </style:style>
    <style:style style:name="T12" style:family="text">
      <style:text-properties style:text-position="super 58%" style:font-name="Times New Roman" fo:font-style="normal" officeooo:rsid="000afd72" style:font-style-asian="italic" style:font-style-complex="italic"/>
    </style:style>
    <style:style style:name="T13" style:family="text">
      <style:text-properties style:text-position="super 58%" style:font-name="Times New Roman" fo:font-style="normal" officeooo:rsid="001e6d4e"/>
    </style:style>
    <style:style style:name="T14" style:family="text">
      <style:text-properties style:text-position="super 58%" style:font-name="Times New Roman" fo:font-style="normal" officeooo:rsid="002001f1"/>
    </style:style>
    <style:style style:name="T15" style:family="text">
      <style:text-properties style:text-position="super 58%" style:font-name="Times New Roman" fo:font-style="normal" officeooo:rsid="00212a81"/>
    </style:style>
    <style:style style:name="T16" style:family="text">
      <style:text-properties style:text-position="super 58%" style:font-name="Times New Roman" fo:font-style="normal" officeooo:rsid="0022fc65"/>
    </style:style>
    <style:style style:name="T17" style:family="text">
      <style:text-properties style:text-position="super 58%" style:font-name="Times New Roman" fo:font-style="normal" officeooo:rsid="00232387"/>
    </style:style>
    <style:style style:name="T18" style:family="text">
      <style:text-properties style:text-position="super 58%" style:font-name="Times New Roman" fo:font-style="normal" officeooo:rsid="002827e0"/>
    </style:style>
    <style:style style:name="T19" style:family="text">
      <style:text-properties style:text-position="super 58%" fo:font-style="normal" style:font-style-asian="normal" style:font-style-complex="norma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2pt" fo:font-style="normal" fo:font-weight="normal"/>
    </style:style>
    <style:style style:name="T23" style:family="text">
      <style:text-properties style:font-name="Times New Roman" fo:font-style="italic" style:font-style-asian="italic" style:font-style-complex="italic"/>
    </style:style>
    <style:style style:name="T24" style:family="text">
      <style:text-properties style:font-name="Times New Roman" fo:font-style="italic" officeooo:rsid="000afd72" style:font-style-asian="italic" style:font-style-complex="italic"/>
    </style:style>
    <style:style style:name="T25" style:family="text">
      <style:text-properties style:font-name="Times New Roman" fo:font-style="italic" officeooo:rsid="000ca519" style:font-style-asian="italic" style:font-style-complex="italic"/>
    </style:style>
    <style:style style:name="T26" style:family="text">
      <style:text-properties style:font-name="Times New Roman" fo:font-style="italic" officeooo:rsid="000e4120" style:font-style-asian="italic" style:font-style-complex="italic"/>
    </style:style>
    <style:style style:name="T27" style:family="text">
      <style:text-properties style:font-name="Times New Roman" fo:font-style="italic" officeooo:rsid="002001f1" style:font-style-asian="italic" style:font-style-complex="italic"/>
    </style:style>
    <style:style style:name="T28" style:family="text">
      <style:text-properties style:font-name="Times New Roman" fo:font-style="italic" officeooo:rsid="00212a81" style:font-style-asian="italic" style:font-style-complex="italic"/>
    </style:style>
    <style:style style:name="T29" style:family="text">
      <style:text-properties style:font-name="Times New Roman" fo:font-style="italic" officeooo:rsid="0022f9e0" style:font-style-asian="italic" style:font-style-complex="italic"/>
    </style:style>
    <style:style style:name="T30" style:family="text">
      <style:text-properties style:font-name="Times New Roman" fo:font-style="italic" officeooo:rsid="0022fc65" style:font-style-asian="italic" style:font-style-complex="italic"/>
    </style:style>
    <style:style style:name="T31" style:family="text">
      <style:text-properties style:font-name="Times New Roman" fo:font-style="italic" officeooo:rsid="0015712b" style:font-style-asian="italic" style:font-style-complex="italic"/>
    </style:style>
    <style:style style:name="T32" style:family="text">
      <style:text-properties style:font-name="Times New Roman" fo:font-style="italic" officeooo:rsid="000afd72"/>
    </style:style>
    <style:style style:name="T33" style:family="text">
      <style:text-properties style:font-name="Times New Roman" fo:font-style="italic" officeooo:rsid="001e131a"/>
    </style:style>
    <style:style style:name="T34" style:family="text">
      <style:text-properties style:font-name="Times New Roman" fo:font-style="italic" officeooo:rsid="001e6d4e"/>
    </style:style>
    <style:style style:name="T35" style:family="text">
      <style:text-properties style:font-name="Times New Roman" fo:font-style="italic" officeooo:rsid="002001f1"/>
    </style:style>
    <style:style style:name="T36" style:family="text">
      <style:text-properties style:font-name="Times New Roman" fo:font-style="italic" officeooo:rsid="00212a81"/>
    </style:style>
    <style:style style:name="T37" style:family="text">
      <style:text-properties style:font-name="Times New Roman" fo:font-style="italic" officeooo:rsid="00232387"/>
    </style:style>
    <style:style style:name="T38" style:family="text">
      <style:text-properties style:font-name="Times New Roman" fo:font-style="normal"/>
    </style:style>
    <style:style style:name="T39" style:family="text">
      <style:text-properties style:font-name="Times New Roman" fo:font-style="normal" style:font-style-asian="normal" style:font-style-complex="normal"/>
    </style:style>
    <style:style style:name="T40" style:family="text">
      <style:text-properties style:font-name="Times New Roman" fo:font-style="normal" officeooo:rsid="000afd72" style:font-style-asian="normal" style:font-style-complex="normal"/>
    </style:style>
    <style:style style:name="T41" style:family="text">
      <style:text-properties style:font-name="Times New Roman" fo:font-style="normal" officeooo:rsid="0022f9e0" style:font-style-asian="normal" style:font-style-complex="normal"/>
    </style:style>
    <style:style style:name="T42" style:family="text">
      <style:text-properties style:font-name="Times New Roman" fo:font-style="normal" officeooo:rsid="000afd72"/>
    </style:style>
    <style:style style:name="T43" style:family="text">
      <style:text-properties style:font-name="Times New Roman" fo:font-style="normal" style:font-style-asian="italic" style:font-style-complex="italic"/>
    </style:style>
    <style:style style:name="T44" style:family="text">
      <style:text-properties style:font-name="Times New Roman" fo:font-style="normal" officeooo:rsid="000ca519" style:font-style-asian="italic" style:font-style-complex="italic"/>
    </style:style>
    <style:style style:name="T45" style:family="text">
      <style:text-properties style:font-name="Times New Roman" fo:font-style="normal" officeooo:rsid="002001f1" style:font-style-asian="italic" style:font-style-complex="italic"/>
    </style:style>
    <style:style style:name="T46" style:family="text">
      <style:text-properties style:font-name="Times New Roman" fo:font-style="normal" officeooo:rsid="0022f9e0" style:font-style-asian="italic" style:font-style-complex="italic"/>
    </style:style>
    <style:style style:name="T47" style:family="text">
      <style:text-properties style:font-name="Times New Roman" fo:font-style="normal" officeooo:rsid="0022fc65" style:font-style-asian="italic" style:font-style-complex="italic"/>
    </style:style>
    <style:style style:name="T48" style:family="text">
      <style:text-properties style:font-name="Times New Roman" fo:font-style="normal" officeooo:rsid="001e131a"/>
    </style:style>
    <style:style style:name="T49" style:family="text">
      <style:text-properties style:font-name="Times New Roman" fo:font-style="normal" officeooo:rsid="001e6d4e"/>
    </style:style>
    <style:style style:name="T50" style:family="text">
      <style:text-properties style:font-name="Times New Roman" fo:font-style="normal" officeooo:rsid="002001f1"/>
    </style:style>
    <style:style style:name="T51" style:family="text">
      <style:text-properties style:font-name="Times New Roman" fo:font-style="normal" officeooo:rsid="00212a81"/>
    </style:style>
    <style:style style:name="T52" style:family="text">
      <style:text-properties style:font-name="Times New Roman" fo:font-style="normal" officeooo:rsid="0022f9e0"/>
    </style:style>
    <style:style style:name="T53" style:family="text">
      <style:text-properties style:font-name="Times New Roman" fo:font-style="normal" officeooo:rsid="0022fc65"/>
    </style:style>
    <style:style style:name="T54" style:family="text">
      <style:text-properties style:font-name="Times New Roman" fo:font-style="normal" officeooo:rsid="00232387"/>
    </style:style>
    <style:style style:name="T55" style:family="text">
      <style:text-properties style:font-name="Times New Roman" fo:font-style="normal" officeooo:rsid="0025f32e"/>
    </style:style>
    <style:style style:name="T56" style:family="text">
      <style:text-properties style:font-name="Times New Roman" fo:font-style="normal" officeooo:rsid="002827e0"/>
    </style:style>
    <style:style style:name="T57" style:family="text">
      <style:text-properties fo:font-style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0ca519" style:font-style-asian="italic" style:font-style-complex="italic"/>
    </style:style>
    <style:style style:name="T60" style:family="text">
      <style:text-properties fo:font-style="italic" officeooo:rsid="000afd72" style:font-style-asian="italic" style:font-style-complex="italic"/>
    </style:style>
    <style:style style:name="T61" style:family="text">
      <style:text-properties fo:font-style="italic" officeooo:rsid="001384e2" style:font-style-asian="italic" style:font-style-complex="italic"/>
    </style:style>
    <style:style style:name="T62" style:family="text">
      <style:text-properties fo:font-style="italic" officeooo:rsid="0014d540" style:font-style-asian="italic" style:font-style-complex="italic"/>
    </style:style>
    <style:style style:name="T63" style:family="text">
      <style:text-properties fo:font-style="italic" officeooo:rsid="0015712b" style:font-style-asian="italic" style:font-style-complex="italic"/>
    </style:style>
    <style:style style:name="T64" style:family="text">
      <style:text-properties fo:font-style="italic" officeooo:rsid="0016337e" style:font-style-asian="italic" style:font-style-complex="italic"/>
    </style:style>
    <style:style style:name="T65" style:family="text">
      <style:text-properties fo:font-style="italic" officeooo:rsid="001a6367" style:font-style-asian="italic" style:font-style-complex="italic"/>
    </style:style>
    <style:style style:name="T66" style:family="text">
      <style:text-properties fo:font-style="italic" officeooo:rsid="0022f9e0" style:font-style-asian="italic" style:font-style-complex="italic"/>
    </style:style>
    <style:style style:name="T67" style:family="text">
      <style:text-properties fo:font-style="italic" officeooo:rsid="002827e0" style:font-style-asian="italic" style:font-style-complex="italic"/>
    </style:style>
    <style:style style:name="T68" style:family="text">
      <style:text-properties fo:font-style="italic" officeooo:rsid="00296eab" style:font-style-asian="italic" style:font-style-complex="italic"/>
    </style:style>
    <style:style style:name="T69" style:family="text">
      <style:text-properties fo:font-style="italic" officeooo:rsid="000afd72"/>
    </style:style>
    <style:style style:name="T70" style:family="text">
      <style:text-properties fo:font-style="italic" officeooo:rsid="00140ed0"/>
    </style:style>
    <style:style style:name="T71" style:family="text">
      <style:text-properties fo:font-style="italic" officeooo:rsid="0014d540"/>
    </style:style>
    <style:style style:name="T72" style:family="text">
      <style:text-properties fo:font-style="italic" officeooo:rsid="0015712b"/>
    </style:style>
    <style:style style:name="T73" style:family="text">
      <style:text-properties fo:font-style="italic" officeooo:rsid="0015712b" style:font-style-asian="normal" style:font-style-complex="normal"/>
    </style:style>
    <style:style style:name="T74" style:family="text">
      <style:text-properties fo:font-style="italic" officeooo:rsid="0016337e" style:font-style-asian="normal" style:font-style-complex="normal"/>
    </style:style>
    <style:style style:name="T75" style:family="text">
      <style:text-properties fo:font-style="italic" officeooo:rsid="00212a81" style:font-style-asian="normal" style:font-style-complex="normal"/>
    </style:style>
    <style:style style:name="T76" style:family="text">
      <style:text-properties fo:font-style="italic" officeooo:rsid="00232387" style:font-style-asian="normal" style:font-style-complex="normal"/>
    </style:style>
    <style:style style:name="T77" style:family="text">
      <style:text-properties fo:font-style="italic" officeooo:rsid="001e131a"/>
    </style:style>
    <style:style style:name="T78" style:family="text">
      <style:text-properties fo:font-style="italic" officeooo:rsid="001e6d4e"/>
    </style:style>
    <style:style style:name="T79" style:family="text">
      <style:text-properties fo:font-style="italic" officeooo:rsid="002001f1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0afd72" style:font-style-asian="normal" style:font-style-complex="normal"/>
    </style:style>
    <style:style style:name="T82" style:family="text">
      <style:text-properties fo:font-style="normal" officeooo:rsid="000ca519" style:font-style-asian="normal" style:font-style-complex="normal"/>
    </style:style>
    <style:style style:name="T83" style:family="text">
      <style:text-properties fo:font-style="normal" officeooo:rsid="0015712b" style:font-style-asian="normal" style:font-style-complex="normal"/>
    </style:style>
    <style:style style:name="T84" style:family="text">
      <style:text-properties fo:font-style="normal" officeooo:rsid="0016337e" style:font-style-asian="normal" style:font-style-complex="normal"/>
    </style:style>
    <style:style style:name="T85" style:family="text">
      <style:text-properties fo:font-style="normal" officeooo:rsid="0018e059" style:font-style-asian="normal" style:font-style-complex="normal"/>
    </style:style>
    <style:style style:name="T86" style:family="text">
      <style:text-properties fo:font-style="normal" officeooo:rsid="001a6367" style:font-style-asian="normal" style:font-style-complex="normal"/>
    </style:style>
    <style:style style:name="T87" style:family="text">
      <style:text-properties fo:font-style="normal" officeooo:rsid="001e6d4e" style:font-style-asian="normal" style:font-style-complex="normal"/>
    </style:style>
    <style:style style:name="T88" style:family="text">
      <style:text-properties fo:font-style="normal" officeooo:rsid="00212a81" style:font-style-asian="normal" style:font-style-complex="normal"/>
    </style:style>
    <style:style style:name="T89" style:family="text">
      <style:text-properties fo:font-style="normal" officeooo:rsid="0022f9e0" style:font-style-asian="normal" style:font-style-complex="normal"/>
    </style:style>
    <style:style style:name="T90" style:family="text">
      <style:text-properties fo:font-style="normal" officeooo:rsid="00232387" style:font-style-asian="normal" style:font-style-complex="normal"/>
    </style:style>
    <style:style style:name="T91" style:family="text">
      <style:text-properties fo:font-style="normal" officeooo:rsid="002827e0" style:font-style-asian="normal" style:font-style-complex="normal"/>
    </style:style>
    <style:style style:name="T92" style:family="text">
      <style:text-properties fo:font-style="normal" officeooo:rsid="0014d540" style:font-style-asian="normal" style:font-style-complex="normal"/>
    </style:style>
    <style:style style:name="T93" style:family="text">
      <style:text-properties fo:font-style="normal" officeooo:rsid="00296eab" style:font-style-asian="normal" style:font-style-complex="normal"/>
    </style:style>
    <style:style style:name="T94" style:family="text">
      <style:text-properties fo:font-size="12pt" fo:font-style="normal" fo:font-weight="normal"/>
    </style:style>
    <style:style style:name="T95" style:family="text">
      <style:text-properties fo:font-size="12pt" fo:font-style="italic" fo:font-weight="normal" style:font-style-asian="italic" style:font-style-complex="italic"/>
    </style:style>
    <style:style style:name="T96" style:family="text">
      <style:text-properties officeooo:rsid="000afd72"/>
    </style:style>
    <style:style style:name="T97" style:family="text">
      <style:text-properties style:font-name="OpenSymbol" fo:font-style="normal" style:font-style-asian="normal" style:font-style-complex="normal"/>
    </style:style>
    <style:style style:name="T98" style:family="text">
      <style:text-properties style:font-name="OpenSymbol" fo:font-style="normal" officeooo:rsid="000afd72" style:font-style-asian="normal" style:font-style-complex="normal"/>
    </style:style>
    <style:style style:name="T99" style:family="text">
      <style:text-properties style:font-name="OpenSymbol" fo:font-style="normal" officeooo:rsid="000ca519" style:font-style-asian="normal" style:font-style-complex="normal"/>
    </style:style>
    <style:style style:name="T100" style:family="text">
      <style:text-properties officeooo:rsid="000ca519"/>
    </style:style>
    <style:style style:name="T101" style:family="text">
      <style:text-properties officeooo:rsid="0011ef18"/>
    </style:style>
    <style:style style:name="T102" style:family="text">
      <style:text-properties style:text-position="0% 100%" style:font-name="Times New Roman" fo:font-style="normal" officeooo:rsid="000afd72"/>
    </style:style>
    <style:style style:name="T103" style:family="text">
      <style:text-properties style:text-position="0% 100%" style:font-name="Times New Roman" fo:font-style="normal" officeooo:rsid="002001f1" style:font-style-asian="italic" style:font-style-complex="italic"/>
    </style:style>
    <style:style style:name="T104" style:family="text">
      <style:text-properties style:text-position="0% 100%" style:font-name="Times New Roman" fo:font-style="italic"/>
    </style:style>
    <style:style style:name="T105" style:family="text">
      <style:text-properties style:text-position="0% 100%" style:font-name="Times New Roman" fo:font-style="italic" officeooo:rsid="00140ed0"/>
    </style:style>
    <style:style style:name="T106" style:family="text">
      <style:text-properties style:text-position="0% 100%" style:font-name="Times New Roman" fo:font-style="italic" officeooo:rsid="0015712b"/>
    </style:style>
    <style:style style:name="T107" style:family="text">
      <style:text-properties style:text-position="0% 100%" style:font-name="Times New Roman" fo:font-style="italic" officeooo:rsid="0015712b" style:font-style-asian="normal" style:font-style-complex="normal"/>
    </style:style>
    <style:style style:name="T108" style:family="text">
      <style:text-properties style:text-position="0% 100%" style:font-name="Times New Roman" fo:font-style="italic" officeooo:rsid="002001f1" style:font-style-asian="italic" style:font-style-complex="italic"/>
    </style:style>
    <style:style style:name="T109" style:family="text">
      <style:text-properties officeooo:rsid="00140ed0"/>
    </style:style>
    <style:style style:name="T110" style:family="text">
      <style:text-properties officeooo:rsid="0014d540"/>
    </style:style>
    <style:style style:name="T111" style:family="text">
      <style:text-properties officeooo:rsid="0015712b"/>
    </style:style>
    <style:style style:name="T112" style:family="text">
      <style:text-properties fo:language="nl" fo:country="NL"/>
    </style:style>
    <style:style style:name="T113" style:family="text">
      <style:text-properties fo:language="nl" fo:country="NL" fo:font-style="italic" style:font-style-asian="italic" style:font-style-complex="italic"/>
    </style:style>
    <style:style style:name="T114" style:family="text">
      <style:text-properties officeooo:rsid="001e131a"/>
    </style:style>
    <style:style style:name="T115" style:family="text">
      <style:text-properties officeooo:rsid="001e6d4e"/>
    </style:style>
    <style:style style:name="T116" style:family="text">
      <style:text-properties officeooo:rsid="002001f1"/>
    </style:style>
    <style:style style:name="T117" style:family="text">
      <style:text-properties style:font-name="Times New Roman1" fo:font-style="normal" officeooo:rsid="00212a81" style:font-style-asian="normal" style:font-style-complex="normal"/>
    </style:style>
    <style:style style:name="T118" style:family="text">
      <style:text-properties style:font-name="Times New Roman1" fo:font-style="italic" officeooo:rsid="00212a81" style:font-style-asian="italic" style:font-style-complex="italic"/>
    </style:style>
    <style:style style:name="T119" style:family="text">
      <style:text-properties style:font-name="Times New Roman1" fo:font-style="italic" officeooo:rsid="00212a81" style:font-style-asian="normal" style:font-style-complex="normal"/>
    </style:style>
    <style:style style:name="T120" style:family="text">
      <style:text-properties officeooo:rsid="00236aec"/>
    </style:style>
    <style:style style:name="T121" style:family="text">
      <style:text-properties officeooo:rsid="002827e0"/>
    </style:style>
    <style:style style:name="Sect1" style:family="section">
      <style:section-properties text:dont-balance-text-columns="true" style:writing-mode="lr-tb" style:editable="false">
        <style:columns fo:column-count="2" fo:column-gap="0.501cm">
          <style:column style:rel-width="32767*" fo:start-indent="0cm" fo:end-indent="0.25cm"/>
          <style:column style:rel-width="32768*" fo:start-indent="0.2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cul littéral<text:tab/><text:span text:style-name="T101">7</text:span>.1</text:p>
      <text:p text:style-name="P1"/>
      <text:section text:style-name="Sect1" text:name="Section1">
        <text:list xml:id="list290802584" text:style-name="Exo_20_I_29_">
          <text:list-item>
            <text:p text:style-name="P6">Réduire (si possible) et supprimer les signes <text:span text:style-name="T1">×</text:span><text:span text:style-name="T22"> </text:span>:</text:p>
          </text:list-item>
        </text:list>
        <text:list xml:id="list2401800819" text:style-name="Exercice">
          <text:list-item text:start-value="1">
            <text:p text:style-name="P14">= 5 <text:span text:style-name="T1">×</text:span> <text:span text:style-name="T58">x</text:span> <text:span text:style-name="T1">×</text:span> <text:span text:style-name="T58">y</text:span></text:p>
          </text:list-item>
          <text:list-item>
            <text:p text:style-name="P14"><text:span text:style-name="T58">=</text:span><text:span text:style-name="T80"> 3 </text:span><text:span text:style-name="T4">×</text:span> 6 <text:span text:style-name="T3">×</text:span> <text:span text:style-name="T57">x</text:span></text:p>
          </text:list-item>
          <text:list-item>
            <text:p text:style-name="P14">= 6 + 10 <text:span text:style-name="T3">×</text:span> <text:span text:style-name="T57">x</text:span></text:p>
          </text:list-item>
          <text:list-item>
            <text:p text:style-name="P14"><text:span text:style-name="T57">=</text:span><text:span text:style-name="T80"> 7 </text:span><text:span text:style-name="T4">×</text:span> <text:span text:style-name="T57">x</text:span> <text:span text:style-name="T3">×</text:span> <text:span text:style-name="T57">y</text:span> <text:span text:style-name="T3">×</text:span> 2</text:p>
          </text:list-item>
          <text:list-item>
            <text:p text:style-name="P14">= 3 <text:span text:style-name="T3">×</text:span> <text:span text:style-name="T57">x</text:span> <text:span text:style-name="T3">×</text:span> <text:span text:style-name="T57">x</text:span></text:p>
          </text:list-item>
          <text:list-item>
            <text:p text:style-name="P14">= 3 <text:span text:style-name="T3">×</text:span> <text:span text:style-name="T57">x</text:span> + 5 <text:span text:style-name="T3">×</text:span> <text:span text:style-name="T57">y</text:span></text:p>
          </text:list-item>
          <text:list-item>
            <text:p text:style-name="P14">= 6 <text:span text:style-name="T1">×</text:span> <text:span text:style-name="T58">x</text:span> − 3 <text:span text:style-name="T1">×</text:span> <text:span text:style-name="T58">y</text:span></text:p>
          </text:list-item>
          <text:list-item>
            <text:p text:style-name="P14">= 8 <text:span text:style-name="T1">×</text:span> <text:span text:style-name="T58">x</text:span> <text:span text:style-name="T1">×</text:span> 3 <text:span text:style-name="T1">×</text:span> <text:span text:style-name="T58">y</text:span></text:p>
          </text:list-item>
          <text:list-item>
            <text:p text:style-name="P14"><text:span text:style-name="T80">= </text:span><text:span text:style-name="T58">a</text:span><text:span text:style-name="T80"> </text:span><text:span text:style-name="T4">×</text:span><text:span text:style-name="T80"> 4 + 6 </text:span><text:span text:style-name="T4">×</text:span><text:span text:style-name="T80"> </text:span><text:span text:style-name="T58">b</text:span></text:p>
          </text:list-item>
          <text:list-item>
            <text:p text:style-name="P14">= 5 <text:span text:style-name="T1">×</text:span> <text:span text:style-name="T58">x</text:span> <text:span text:style-name="T1">×</text:span> <text:span text:style-name="T58">x</text:span> <text:span text:style-name="T1">×</text:span> 3</text:p>
          </text:list-item>
          <text:list-item>
            <text:p text:style-name="P14">= [(<text:span text:style-name="T58">a</text:span> / 4) + (<text:span text:style-name="T58">b</text:span> <text:span text:style-name="T3">×</text:span> 2)]</text:p>
          </text:list-item>
          <text:list-item>
            <text:p text:style-name="P14">= 3 <text:span text:style-name="T3">×</text:span> <text:span text:style-name="T58">a</text:span> <text:span text:style-name="T3">×</text:span> <text:span text:style-name="T58">b</text:span> <text:span text:style-name="T3">×</text:span> <text:span text:style-name="T58">a</text:span> – <text:span text:style-name="T58">c</text:span> <text:span text:style-name="T3">×</text:span> 4 <text:span text:style-name="T3">×</text:span> <text:span text:style-name="T58">a</text:span></text:p>
          </text:list-item>
          <text:list-item>
            <text:p text:style-name="P14">= 2 <text:span text:style-name="T1">×</text:span> (3 <text:span text:style-name="T1">×</text:span> <text:span text:style-name="T58">x</text:span> <text:span text:style-name="T1">×</text:span> 2 <text:span text:style-name="T1">×</text:span> <text:span text:style-name="T58">y</text:span>)</text:p>
          </text:list-item>
          <text:list-item>
            <text:p text:style-name="P14">= 8 <text:span text:style-name="T1">×</text:span><text:span text:style-name="T94"> </text:span><text:span text:style-name="T95">a</text:span> + 15 <text:span text:style-name="T1">×</text:span><text:span text:style-name="T94"> </text:span><text:span text:style-name="T95">a</text:span> – 3 <text:span text:style-name="T1">×</text:span><text:span text:style-name="T94"> </text:span><text:span text:style-name="T95">a</text:span></text:p>
          </text:list-item>
          <text:list-item>
            <text:p text:style-name="P14">= 19 <text:span text:style-name="T58">x</text:span> – 13 <text:span text:style-name="T58">x</text:span> + 11 <text:span text:style-name="T58">x</text:span></text:p>
          </text:list-item>
          <text:list-item>
            <text:p text:style-name="P28">= 4 <text:span text:style-name="T3">×</text:span> <text:span text:style-name="T58">b</text:span> <text:span text:style-name="T3">×</text:span> 9 + 4 <text:span text:style-name="T3">×</text:span> <text:span text:style-name="T58">a</text:span> <text:span text:style-name="T3">×</text:span> <text:span text:style-name="T58">a</text:span> − <text:span text:style-name="T58">c</text:span> <text:span text:style-name="T3">×</text:span> 3</text:p>
          </text:list-item>
          <text:list-item>
            <text:p text:style-name="P14"><text:span text:style-name="T80">= 2 </text:span><text:span text:style-name="T4">×</text:span><text:span text:style-name="T80"> </text:span><text:span text:style-name="T58">a</text:span><text:span text:style-name="T80"> </text:span><text:span text:style-name="T4">×</text:span><text:span text:style-name="T80"> </text:span><text:span text:style-name="T58">a</text:span><text:span text:style-name="T80"> + </text:span><text:span text:style-name="T58">b</text:span> <text:span text:style-name="T3">×</text:span> <text:span text:style-name="T58">b</text:span> <text:span text:style-name="T3">×</text:span> <text:span text:style-name="T58">b</text:span></text:p>
          </text:list-item>
          <text:list-item>
            <text:p text:style-name="P29"><text:span text:style-name="T58">= b</text:span><text:span text:style-name="T80"> </text:span><text:span text:style-name="T97">×</text:span><text:span text:style-name="T80"> </text:span><text:span text:style-name="T58">a</text:span><text:span text:style-name="T80"> </text:span><text:span text:style-name="T97">×</text:span><text:span text:style-name="T80"> </text:span><text:span text:style-name="T58">b</text:span><text:span text:style-name="T80"> </text:span><text:span text:style-name="T97">×</text:span><text:span text:style-name="T80"> 9 + 9 </text:span><text:span text:style-name="T97">×</text:span><text:span text:style-name="T80"> </text:span><text:span text:style-name="T58">a</text:span><text:span text:style-name="T80"> + </text:span><text:span text:style-name="T58">b</text:span><text:span text:style-name="T80"> </text:span><text:span text:style-name="T97">×</text:span><text:span text:style-name="T80"> </text:span><text:span text:style-name="T58">a</text:span><text:span text:style-name="T80"> </text:span><text:span text:style-name="T97">×</text:span><text:span text:style-name="T80"> </text:span><text:span text:style-name="T58">b</text:span><text:span text:style-name="T80"> </text:span><text:span text:style-name="T97">×</text:span><text:span text:style-name="T80"> 4</text:span></text:p>
          </text:list-item>
          <text:list-item>
            <text:p text:style-name="P15"><text:span text:style-name="T81">= </text:span><text:span text:style-name="T60">a</text:span><text:span text:style-name="T82"> </text:span><text:span text:style-name="T98">×</text:span><text:span text:style-name="T82"> 2 </text:span><text:span text:style-name="T98">×</text:span><text:span text:style-name="T82"> 2 + 2 </text:span><text:span text:style-name="T98">×</text:span><text:span text:style-name="T82"> 3 </text:span><text:span text:style-name="T98">×</text:span><text:span text:style-name="T82"> </text:span><text:span text:style-name="T59">b</text:span><text:span text:style-name="T82"> + 6 </text:span><text:span text:style-name="T98">×</text:span><text:span text:style-name="T82"> </text:span><text:span text:style-name="T59">a</text:span><text:span text:style-name="T82"> + 1 </text:span><text:span text:style-name="T98">×</text:span><text:span text:style-name="T82"> </text:span><text:span text:style-name="T59">b –</text:span><text:span text:style-name="T38"> </text:span><text:span text:style-name="T25">b</text:span><text:span text:style-name="T10">2</text:span></text:p>
          </text:list-item>
          <text:list-item>
            <text:p text:style-name="P16"><text:span text:style-name="T100">= 3 + 5 </text:span><text:span text:style-name="T99">×</text:span><text:span text:style-name="T100"> </text:span><text:span text:style-name="T59">a</text:span><text:span text:style-name="T100"> </text:span><text:span text:style-name="T99">×</text:span><text:span text:style-name="T100"> 7 + 2 </text:span><text:span text:style-name="T99">×</text:span><text:span text:style-name="T100"> </text:span><text:span text:style-name="T59">a </text:span><text:span text:style-name="T99">×</text:span><text:span text:style-name="T59"> a</text:span><text:span text:style-name="T100"> + </text:span><text:span text:style-name="T59">a</text:span><text:span text:style-name="T100"> </text:span><text:span text:style-name="T99">×</text:span><text:span text:style-name="T100"> 9 </text:span><text:span text:style-name="T99">×</text:span><text:span text:style-name="T100"> 8 + 7</text:span></text:p>
          </text:list-item>
          <text:list-item>
            <text:p text:style-name="P17"><text:span text:style-name="T44">= 4 </text:span><text:span text:style-name="T25">b</text:span><text:span text:style-name="T11">2</text:span><text:span text:style-name="T44"> + </text:span><text:span text:style-name="T25">b</text:span><text:span text:style-name="T44"> </text:span><text:span text:style-name="T98">×</text:span><text:span text:style-name="T44"> </text:span><text:span text:style-name="T25">b</text:span><text:span text:style-name="T44"> + </text:span><text:span text:style-name="T26">a</text:span><text:span text:style-name="T25">b</text:span><text:span text:style-name="T44"> </text:span><text:span text:style-name="T98">×</text:span><text:span text:style-name="T44"> 3 + 9 </text:span><text:span text:style-name="T25">b</text:span><text:span text:style-name="T44"> + </text:span><text:span text:style-name="T25">a</text:span><text:span text:style-name="T44"> </text:span><text:span text:style-name="T98">×</text:span><text:span text:style-name="T44"> 6 </text:span><text:span text:style-name="T98">×</text:span><text:span text:style-name="T44"> </text:span><text:span text:style-name="T25">b</text:span><text:span text:style-name="T44"> </text:span><text:span text:style-name="T98">×</text:span><text:span text:style-name="T44"> 3</text:span></text:p>
          </text:list-item>
        </text:list>
        <text:p text:style-name="P5"/>
        <text:list xml:id="list161013823811989" text:continue-list="list290802584" text:style-name="Exo_20_I_29_">
          <text:list-item>
            <text:p text:style-name="P7"><text:span text:style-name="T38">Sachant</text:span> que <text:span text:style-name="T58">x</text:span> = 8 ; <text:span text:style-name="T58">y</text:span> = 5 et <text:span text:style-name="T58">z</text:span> = –1 calculer :</text:p>
          </text:list-item>
        </text:list>
        <text:list xml:id="list161013980285668" text:continue-list="list2401800819" text:style-name="Exercice">
          <text:list-item text:start-value="1">
            <text:p text:style-name="P14">= 5 <text:span text:style-name="T58">x</text:span> + 3</text:p>
          </text:list-item>
          <text:list-item>
            <text:p text:style-name="P14">= 5 <text:span text:style-name="T58">x</text:span> <text:span text:style-name="T1">×</text:span> 3</text:p>
          </text:list-item>
          <text:list-item>
            <text:p text:style-name="P14">= 5 (<text:span text:style-name="T58">x</text:span> + 3)</text:p>
          </text:list-item>
          <text:list-item>
            <text:p text:style-name="P14">= (5 + <text:span text:style-name="T58">x</text:span>) <text:span text:style-name="T1">×</text:span> 37</text:p>
          </text:list-item>
          <text:list-item>
            <text:p text:style-name="P14">= 2 <text:span text:style-name="T58">x</text:span> − 3 <text:span text:style-name="T58">y</text:span> + <text:span text:style-name="T58">z</text:span></text:p>
          </text:list-item>
          <text:list-item>
            <text:p text:style-name="P14">= 6 <text:span text:style-name="T58">x</text:span> + 2 <text:span text:style-name="T58">y</text:span> − <text:span text:style-name="T58">z</text:span></text:p>
          </text:list-item>
          <text:list-item>
            <text:p text:style-name="P14">= 8 <text:span text:style-name="T58">x</text:span> + 3 − 3 <text:span text:style-name="T58">y</text:span></text:p>
          </text:list-item>
          <text:list-item>
            <text:p text:style-name="P14">= <text:span text:style-name="T58">x</text:span> + <text:span text:style-name="T58">y</text:span> (3 <text:span text:style-name="T58">x</text:span> − 2 <text:span text:style-name="T58">y</text:span>)</text:p>
          </text:list-item>
          <text:list-item>
            <text:p text:style-name="P18"><text:span text:style-name="T96">= 2(</text:span><text:span text:style-name="T69">x</text:span><text:span text:style-name="T8">2</text:span><text:span text:style-name="T42"> – 3 </text:span><text:span text:style-name="T32">y +</text:span><text:span text:style-name="T38"> </text:span><text:span text:style-name="T24">z</text:span><text:span text:style-name="T40">)</text:span></text:p>
          </text:list-item>
          <text:list-item>
            <text:p text:style-name="P18"><text:span text:style-name="T40">= </text:span><text:span text:style-name="T24">y</text:span><text:span text:style-name="T9">3</text:span><text:span text:style-name="T40"> –</text:span><text:span text:style-name="T38"> </text:span><text:span text:style-name="T42">3 (</text:span><text:span text:style-name="T32">x</text:span><text:span text:style-name="T38"> </text:span><text:span text:style-name="T32">y</text:span><text:span text:style-name="T42"> + 1)</text:span></text:p>
          </text:list-item>
          <text:list-item>
            <text:p text:style-name="P19"><text:span text:style-name="T42">= </text:span><text:span text:style-name="T24">x</text:span><text:span text:style-name="T8">2</text:span> – <text:span text:style-name="T61">y</text:span><text:span text:style-name="T8">2</text:span></text:p>
          </text:list-item>
          <text:list-item>
            <text:p text:style-name="P20"><text:span text:style-name="T102">= </text:span><text:span text:style-name="T105">x</text:span> <text:span text:style-name="T109">(</text:span><text:span text:style-name="T70">x</text:span> – <text:span text:style-name="T57">y</text:span> – <text:span text:style-name="T109">1)</text:span><text:span text:style-name="T8">2</text:span></text:p>
          </text:list-item>
          <text:list-item>
            <text:p text:style-name="P27"><text:span text:style-name="T109">= 46 –</text:span> <text:span text:style-name="T110">(</text:span><text:span text:style-name="T71">y</text:span><text:span text:style-name="T12">2</text:span> – <text:span text:style-name="T62">z</text:span><text:span text:style-name="T92"> </text:span><text:span text:style-name="T93">– 20</text:span><text:span text:style-name="T110">)</text:span><text:span text:style-name="T8">2</text:span></text:p>
          </text:list-item>
          <text:list-item>
            <text:p text:style-name="P21"><text:span text:style-name="T102">= </text:span><text:span text:style-name="T106">x</text:span> <text:span text:style-name="T57">y</text:span><text:span text:style-name="T8">2</text:span></text:p>
          </text:list-item>
          <text:list-item>
            <text:p text:style-name="P30">= (<text:span text:style-name="T104">x</text:span> <text:span text:style-name="T58">y</text:span><text:span text:style-name="T80">)</text:span><text:span text:style-name="T9">2</text:span></text:p>
          </text:list-item>
          <text:list-item>
            <text:p text:style-name="P21"><text:span text:style-name="T111">= (2 </text:span><text:span text:style-name="T72">x</text:span> – <text:span text:style-name="T111">3 </text:span><text:span text:style-name="T72">y</text:span><text:span text:style-name="T83">)(2 </text:span><text:span text:style-name="T73">x</text:span><text:span text:style-name="T83"> + 3 </text:span><text:span text:style-name="T73">y</text:span><text:span text:style-name="T83">)</text:span></text:p>
          </text:list-item>
          <text:list-item>
            <text:p text:style-name="P21"><text:span text:style-name="T83">= </text:span><text:span text:style-name="T73">x</text:span> <text:span text:style-name="T57">y</text:span><text:span text:style-name="T111"> / (</text:span><text:span text:style-name="T72">x</text:span> –<text:span text:style-name="T111"> </text:span><text:span text:style-name="T72">y</text:span> – <text:span text:style-name="T63">z</text:span><text:span text:style-name="T111">)</text:span></text:p>
          </text:list-item>
          <text:list-item>
            <text:p text:style-name="P21"><text:span text:style-name="T111">= 2 </text:span><text:span text:style-name="T72">y</text:span><text:span text:style-name="T8">2</text:span> <text:span text:style-name="T111">+ 4 </text:span><text:span text:style-name="T72">y</text:span><text:span text:style-name="T83"> + 10</text:span></text:p>
          </text:list-item>
          <text:list-item>
            <text:p text:style-name="P31"><text:span text:style-name="T80">= </text:span><text:span text:style-name="T84">(</text:span><text:span text:style-name="T64">z</text:span><text:span text:style-name="T84"> – 1)(</text:span><text:span text:style-name="T64">z</text:span><text:span text:style-name="T84"> + 1) + </text:span><text:span text:style-name="T24">y</text:span><text:span text:style-name="T9">3</text:span></text:p>
          </text:list-item>
          <text:list-item>
            <text:p text:style-name="P32"><text:span text:style-name="T80">= </text:span><text:span text:style-name="T83">(</text:span><text:span text:style-name="T107">x</text:span><text:span text:style-name="T83"> – </text:span><text:span text:style-name="T63">y</text:span><text:span text:style-name="T83">)</text:span><text:span text:style-name="T9">2</text:span><text:span text:style-name="T83"> </text:span><text:span text:style-name="T80">+ </text:span><text:span text:style-name="T83">(</text:span><text:span text:style-name="T107">x</text:span><text:span text:style-name="T83"> – </text:span><text:span text:style-name="T63">y</text:span><text:span text:style-name="T83">)</text:span><text:span text:style-name="T9">2</text:span><text:span text:style-name="T83"> </text:span><text:span text:style-name="T80">+ </text:span><text:span text:style-name="T83">(</text:span><text:span text:style-name="T107">x</text:span><text:span text:style-name="T83"> – </text:span><text:span text:style-name="T63">y</text:span><text:span text:style-name="T83">)</text:span><text:span text:style-name="T9">2</text:span><text:span text:style-name="T83"> </text:span><text:span text:style-name="T80">+ </text:span><text:span text:style-name="T83">(</text:span><text:span text:style-name="T107">x</text:span><text:span text:style-name="T83"> – </text:span><text:span text:style-name="T63">y</text:span><text:span text:style-name="T83">)</text:span><text:span text:style-name="T9">2</text:span><text:span text:style-name="T83"> </text:span><text:span text:style-name="T80">+ </text:span><text:span text:style-name="T83">(</text:span><text:span text:style-name="T107">x</text:span><text:span text:style-name="T83"> – </text:span><text:span text:style-name="T63">y</text:span><text:span text:style-name="T83">)</text:span><text:span text:style-name="T9">2</text:span></text:p>
          </text:list-item>
          <text:list-item>
            <text:p text:style-name="P27"><text:span text:style-name="T84">= − </text:span><text:span text:style-name="T64">z</text:span><text:span text:style-name="T84"> </text:span><text:span text:style-name="T86">(</text:span><text:span text:style-name="T73">x</text:span><text:span text:style-name="T84"> </text:span><text:span text:style-name="T85">+ </text:span><text:span text:style-name="T74">y</text:span><text:span text:style-name="T9">2</text:span><text:span text:style-name="T86">) – (</text:span><text:span text:style-name="T73">x</text:span><text:span text:style-name="T84"> </text:span><text:span text:style-name="T85">+ </text:span><text:span text:style-name="T86">2</text:span><text:span text:style-name="T74">y</text:span><text:span text:style-name="T84"> </text:span><text:span text:style-name="T86">+ </text:span><text:span text:style-name="T63">z</text:span><text:span text:style-name="T86">)</text:span></text:p>
          </text:list-item>
        </text:list>
        <text:list xml:id="list161014641795492" text:continue-list="list161013823811989" text:style-name="Exo_20_I_29_">
          <text:list-item>
            <text:p text:style-name="P8">Développer puis réduire :</text:p>
          </text:list-item>
        </text:list>
        <text:list xml:id="list161015004468822" text:continue-list="list161013980285668" text:style-name="Exercice">
          <text:list-item text:start-value="1">
            <text:p text:style-name="P11">= 8 (<text:span text:style-name="T58">x</text:span> – 3)</text:p>
          </text:list-item>
          <text:list-item>
            <text:p text:style-name="P12"><text:span text:style-name="T114">= 4 (</text:span><text:span text:style-name="T77">x</text:span><text:span text:style-name="T38"> </text:span><text:span text:style-name="T48">+ 1)</text:span></text:p>
          </text:list-item>
          <text:list-item>
            <text:p text:style-name="P12"><text:span text:style-name="T48">= 3 (5 –</text:span><text:span text:style-name="T38"> </text:span><text:span text:style-name="T33">x</text:span><text:span text:style-name="T48">)</text:span></text:p>
          </text:list-item>
          <text:list-item>
            <text:p text:style-name="P11">= 5 (2 <text:span text:style-name="T58">x</text:span> − 6)</text:p>
          </text:list-item>
          <text:list-item>
            <text:p text:style-name="P11">= 3 (5 <text:span text:style-name="T57">x</text:span> – 4)</text:p>
          </text:list-item>
          <text:list-item>
            <text:p text:style-name="P11">= 6 (3 <text:span text:style-name="T58">x</text:span> + 9)</text:p>
          </text:list-item>
          <text:list-item>
            <text:p text:style-name="P12"><text:span text:style-name="T114">= </text:span><text:span text:style-name="T77">x</text:span><text:span text:style-name="T38"> </text:span><text:span text:style-name="T48">(2 + </text:span><text:span text:style-name="T33">x</text:span><text:span text:style-name="T48">)</text:span></text:p>
          </text:list-item>
          <text:list-item>
            <text:p text:style-name="P11">= 2 (4 <text:span text:style-name="T58">x</text:span> + 4 <text:span text:style-name="T58">y</text:span> − 3)</text:p>
          </text:list-item>
          <text:list-item>
            <text:p text:style-name="P11">= 3 <text:span text:style-name="T58">x</text:span> (2 <text:span text:style-name="T58">x</text:span> − 7)</text:p>
          </text:list-item>
          <text:list-item>
            <text:p text:style-name="P11">= 4 (2 <text:span text:style-name="T58">x</text:span> + 5) + 3 (<text:span text:style-name="T58">x</text:span> − 6)</text:p>
          </text:list-item>
          <text:list-item>
            <text:p text:style-name="P11">= 2 (3 <text:span text:style-name="T57">x</text:span> + 4 <text:span text:style-name="T57">y</text:span> – 2)</text:p>
          </text:list-item>
          <text:list-item>
            <text:p text:style-name="P11">= 2 <text:span text:style-name="T58">x</text:span> (<text:span text:style-name="T58">x</text:span> + 1) + <text:span text:style-name="T58">x</text:span> (5 <text:span text:style-name="T58">x</text:span> − 2)</text:p>
          </text:list-item>
          <text:list-item>
            <text:p text:style-name="P11">= 2 (3 <text:span text:style-name="T58">x</text:span> + 5) + 4 (2 <text:span text:style-name="T58">x</text:span> + 3)</text:p>
          </text:list-item>
          <text:list-item>
            <text:p text:style-name="P11"><text:span text:style-name="T112">= 3 (2 </text:span><text:span text:style-name="T113">x</text:span><text:span text:style-name="T112"> + 5) + 2 (4 </text:span><text:span text:style-name="T113">x</text:span><text:span text:style-name="T112"> + 3)</text:span></text:p>
          </text:list-item>
          <text:list-item>
            <text:p text:style-name="P11"><text:span text:style-name="T112">= 4 (2 </text:span><text:span text:style-name="T113">x</text:span><text:span text:style-name="T112"> + 7) + 3 (</text:span><text:span text:style-name="T113">x</text:span><text:span text:style-name="T112"> − 6)</text:span></text:p>
          </text:list-item>
          <text:list-item>
            <text:p text:style-name="P11">= 5 (3 <text:span text:style-name="T58">x</text:span> + 4) + 6 (2 <text:span text:style-name="T58">x</text:span> − 3)</text:p>
          </text:list-item>
          <text:list-item>
            <text:p text:style-name="P13"><text:span text:style-name="T115">= </text:span><text:span text:style-name="T49">3</text:span><text:span text:style-name="T115"> </text:span><text:span text:style-name="T78">x</text:span><text:span text:style-name="T87"> (2 –</text:span><text:span text:style-name="T38"> </text:span><text:span text:style-name="T49">2 </text:span><text:span text:style-name="T34">x</text:span><text:span text:style-name="T49">) +5 (</text:span><text:span text:style-name="T34">x</text:span><text:span text:style-name="T38"> </text:span><text:span text:style-name="T49">+ </text:span><text:span text:style-name="T34">x</text:span><text:span text:style-name="T13">2</text:span><text:span text:style-name="T49">)</text:span></text:p>
          </text:list-item>
          <text:list-item>
            <text:p text:style-name="P11">= (<text:span text:style-name="T57">x</text:span> – <text:span text:style-name="T57">y</text:span>) <text:span text:style-name="T3">×</text:span> <text:span text:style-name="T57">x</text:span></text:p>
          </text:list-item>
          <text:list-item>
            <text:p text:style-name="P11">= 2 (4 <text:span text:style-name="T58">a</text:span> + 2 <text:span text:style-name="T58">b</text:span>) + 3 (6 <text:span text:style-name="T58">a</text:span> – <text:span text:style-name="T58">b</text:span>) + a (2 + <text:span text:style-name="T58">b</text:span>)</text:p>
          </text:list-item>
          <text:list-item>
            <text:p text:style-name="P11">= 4 (2 <text:span text:style-name="T58">x</text:span> + 3 <text:span text:style-name="T58">y</text:span> + 4) + 3 (5 <text:span text:style-name="T58">x</text:span> + 2 <text:span text:style-name="T58">y</text:span> − 5)</text:p>
          </text:list-item>
          <text:list-item>
            <text:p text:style-name="P11"><text:span text:style-name="T86">= 3 </text:span><text:span text:style-name="T65">x</text:span><text:span text:style-name="T86"> (5 </text:span><text:span text:style-name="T65">x</text:span><text:span text:style-name="T86"> + 3) + 6 </text:span><text:span text:style-name="T65">x</text:span><text:span text:style-name="T86">² + 2</text:span></text:p>
          </text:list-item>
        </text:list>
        <text:p text:style-name="P4"/>
        <text:list xml:id="list161014944994122" text:continue-list="list161014641795492" text:style-name="Exo_20_I_29_">
          <text:list-item>
            <text:p text:style-name="P9">Factoriser :</text:p>
          </text:list-item>
        </text:list>
        <text:list xml:id="list161014483263217" text:continue-list="list161015004468822" text:style-name="Exercice">
          <text:list-item text:start-value="1">
            <text:p text:style-name="P11"><text:span text:style-name="T116">= 4 </text:span><text:span text:style-name="T79">x</text:span><text:span text:style-name="T38"> </text:span><text:span text:style-name="T50">+4 </text:span><text:span text:style-name="T35">y</text:span></text:p>
          </text:list-item>
          <text:list-item>
            <text:p text:style-name="P22">= <text:span text:style-name="T120">3</text:span> <text:span text:style-name="T58">a</text:span> – 3 <text:span text:style-name="T5">×</text:span><text:span text:style-name="T52"> </text:span><text:span text:style-name="T55">2</text:span></text:p>
          </text:list-item>
          <text:list-item>
            <text:p text:style-name="P23">= <text:span text:style-name="T116">5</text:span> – <text:span text:style-name="T116">5</text:span> <text:span text:style-name="T58">x</text:span></text:p>
          </text:list-item>
          <text:list-item>
            <text:p text:style-name="P24"><text:span text:style-name="T89">= 12 </text:span><text:span text:style-name="T66">a</text:span><text:span text:style-name="T38"> </text:span><text:span text:style-name="T52">+ 3 </text:span><text:span text:style-name="T5">×</text:span><text:span text:style-name="T52"> 4 </text:span><text:span text:style-name="T29">b</text:span></text:p>
          </text:list-item>
          <text:list-item>
            <text:p text:style-name="P24"><text:span text:style-name="T41">= 4 </text:span><text:span text:style-name="T29">a</text:span><text:span text:style-name="T38"> </text:span><text:span text:style-name="T52">–</text:span><text:span text:style-name="T38"> </text:span><text:span text:style-name="T29">a</text:span><text:span text:style-name="T38"> </text:span><text:span text:style-name="T29">b</text:span></text:p>
          </text:list-item>
          <text:list-item>
            <text:p text:style-name="P24"><text:span text:style-name="T46">= </text:span><text:span text:style-name="T47">6 </text:span><text:span text:style-name="T30">x</text:span><text:span text:style-name="T38"> </text:span><text:span text:style-name="T53">+ 3 π</text:span></text:p>
          </text:list-item>
          <text:list-item>
            <text:p text:style-name="P25"><text:span text:style-name="T53">= 2 </text:span><text:span text:style-name="T30">a</text:span><text:span text:style-name="T38"> </text:span><text:span text:style-name="T53">–</text:span><text:span text:style-name="T38"> </text:span><text:span text:style-name="T30">a</text:span><text:span text:style-name="T16">2</text:span></text:p>
          </text:list-item>
          <text:list-item>
            <text:p text:style-name="P26"><text:span text:style-name="T50">= 3 </text:span><text:span text:style-name="T35">x</text:span><text:span text:style-name="T38"> </text:span><text:span text:style-name="T50">+ 3 </text:span><text:span text:style-name="T35">x</text:span><text:span text:style-name="T14">2</text:span></text:p>
          </text:list-item>
          <text:list-item>
            <text:p text:style-name="P23">= 9 <text:span text:style-name="T58">a</text:span> + 5 <text:span text:style-name="T58">a</text:span><text:span text:style-name="T19">2</text:span></text:p>
          </text:list-item>
          <text:list-item>
            <text:p text:style-name="P23">= <text:span text:style-name="T58">a</text:span><text:span text:style-name="T80"> </text:span><text:span text:style-name="T4">×</text:span><text:span text:style-name="T39"> </text:span><text:span text:style-name="T23">b</text:span><text:span text:style-name="T39"> – </text:span>13 <text:span text:style-name="T58">a</text:span></text:p>
          </text:list-item>
          <text:list-item>
            <text:p text:style-name="P23"><text:span text:style-name="T103">= 12 </text:span><text:span text:style-name="T108">x</text:span><text:span text:style-name="T43"> </text:span><text:span text:style-name="T45">–</text:span><text:span text:style-name="T43"> </text:span><text:span text:style-name="T45">6 </text:span><text:span text:style-name="T27">x</text:span><text:span text:style-name="T43"> </text:span><text:span text:style-name="T27">y</text:span></text:p>
          </text:list-item>
          <text:list-item>
            <text:p text:style-name="P33">= 2 <text:span text:style-name="T58">a</text:span> <text:span text:style-name="T3">×</text:span> 3 <text:span text:style-name="T58">x</text:span> + 4 <text:span text:style-name="T3">×</text:span> 2 <text:span text:style-name="T58">a</text:span></text:p>
          </text:list-item>
          <text:list-item>
            <text:p text:style-name="P33">= 4 <text:span text:style-name="T58">a</text:span><text:span text:style-name="T7">2</text:span> – <text:span text:style-name="T58">a</text:span><text:span text:style-name="T80"> </text:span><text:span text:style-name="T58">b</text:span></text:p>
          </text:list-item>
          <text:list-item>
            <text:p text:style-name="P36">= <text:span text:style-name="T117">4 </text:span><text:span text:style-name="T119">x</text:span><text:span text:style-name="T38"> </text:span><text:span text:style-name="T51">+ 8 </text:span><text:span text:style-name="T36">y</text:span><text:span text:style-name="T38"> </text:span><text:span text:style-name="T51">–</text:span><text:span text:style-name="T38"> </text:span><text:span text:style-name="T51">16 </text:span><text:span text:style-name="T28">z</text:span></text:p>
          </text:list-item>
          <text:list-item>
            <text:p text:style-name="P36"><text:span text:style-name="T117">= </text:span>3 <text:span text:style-name="T58">a</text:span> <text:span text:style-name="T58">b</text:span> + 3 <text:span text:style-name="T58">a</text:span> <text:span text:style-name="T58">c</text:span></text:p>
          </text:list-item>
          <text:list-item>
            <text:p text:style-name="P36"><text:span text:style-name="T58">= x</text:span><text:span text:style-name="T80"> </text:span><text:span text:style-name="T4">×</text:span><text:span text:style-name="T80"> 3 </text:span><text:span text:style-name="T58">b</text:span><text:span text:style-name="T80"> + </text:span><text:span text:style-name="T91">3 </text:span><text:span text:style-name="T58">x</text:span><text:span text:style-name="T19">2</text:span><text:span text:style-name="T80"> </text:span><text:span text:style-name="T4">×</text:span><text:span text:style-name="T80"> </text:span><text:span text:style-name="T58">c</text:span></text:p>
          </text:list-item>
          <text:list-item>
            <text:p text:style-name="P34"><text:span text:style-name="T90">= 25 </text:span><text:span text:style-name="T76">x</text:span><text:span text:style-name="T38"> </text:span><text:span text:style-name="T37">y</text:span><text:span text:style-name="T38"> </text:span><text:span text:style-name="T54">+ 10 </text:span><text:span text:style-name="T37">x</text:span><text:span text:style-name="T38"> </text:span><text:span text:style-name="T37">y</text:span><text:span text:style-name="T17">2</text:span><text:span text:style-name="T54"> –</text:span><text:span text:style-name="T38"> </text:span><text:span text:style-name="T54">5 </text:span><text:span text:style-name="T37">x</text:span><text:span text:style-name="T17">2</text:span><text:span text:style-name="T54"> </text:span><text:span text:style-name="T37">y</text:span></text:p>
          </text:list-item>
          <text:list-item>
            <text:p text:style-name="P33">= 6 <text:span text:style-name="T58">a</text:span> <text:span text:style-name="T58">b</text:span> + 2 <text:span text:style-name="T58">a</text:span> <text:span text:style-name="T58">c</text:span></text:p>
          </text:list-item>
          <text:list-item>
            <text:p text:style-name="P35"><text:span text:style-name="T88">= 7 </text:span><text:span text:style-name="T75">x</text:span><text:span text:style-name="T38"> </text:span><text:span text:style-name="T36">y</text:span><text:span text:style-name="T38"> </text:span><text:span text:style-name="T51">+ 21 </text:span><text:span text:style-name="T36">y</text:span><text:span text:style-name="T38"> </text:span><text:span text:style-name="T118">z</text:span></text:p>
          </text:list-item>
          <text:list-item>
            <text:p text:style-name="P35"><text:span text:style-name="T117">= </text:span><text:span text:style-name="T117">3 </text:span><text:span text:style-name="T119">x</text:span><text:span text:style-name="T38"> </text:span><text:span text:style-name="T51">+ </text:span><text:span text:style-name="T56">9</text:span><text:span text:style-name="T51"> </text:span><text:span text:style-name="T36">x</text:span><text:span text:style-name="T15">2</text:span><text:span text:style-name="T51"> + </text:span><text:span text:style-name="T36"><text:s/></text:span><text:span text:style-name="T56">12</text:span><text:span text:style-name="T51"> </text:span><text:span text:style-name="T36">x</text:span><text:span text:style-name="T18">3</text:span></text:p>
          </text:list-item>
          <text:list-item>
            <text:p text:style-name="P23"><text:span text:style-name="T80">= 2 </text:span><text:span text:style-name="T58">a</text:span><text:span text:style-name="T80"> + 7 </text:span><text:span text:style-name="T58">a</text:span><text:span text:style-name="T80"> </text:span><text:span text:style-name="T4">×</text:span><text:span text:style-name="T39"> 2 </text:span><text:span text:style-name="T23">b</text:span> – 3 <text:span text:style-name="T58">a</text:span><text:span text:style-name="T19">2</text:span> <text:span text:style-name="T3">×</text:span><text:span text:style-name="T39"> </text:span>2</text:p>
          </text:list-item>
        </text:list>
        <text:p text:style-name="P2"/>
        <text:p text:style-name="P3"/>
        <text:list xml:id="list161014679113171" text:continue-list="list161014944994122" text:style-name="Exo_20_I_29_">
          <text:list-item>
            <text:p text:style-name="P10">Calculer de deux façons différentes :</text:p>
          </text:list-item>
        </text:list>
        <text:list xml:id="list161014784796552" text:continue-list="list161014483263217" text:style-name="Exercice">
          <text:list-item text:start-value="1">
            <text:p text:style-name="P23">= 3 <text:span text:style-name="T1">×</text:span> 5 + 3 <text:span text:style-name="T1">×</text:span> 2</text:p>
          </text:list-item>
          <text:list-item>
            <text:p text:style-name="P23">= 6 <text:span text:style-name="T1">×</text:span> 2 − 5 <text:span text:style-name="T1">×</text:span> 2</text:p>
          </text:list-item>
          <text:list-item>
            <text:p text:style-name="P23">= 4 (5 − 3)</text:p>
          </text:list-item>
          <text:list-item>
            <text:p text:style-name="P23"><text:span text:style-name="T86">= 4 </text:span><text:span text:style-name="T2">×</text:span><text:span text:style-name="T86"> 5 + 4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Normal" style:font-pitch="variable" style:font-charset="x-symbol"/>
    <style:font-face style:name="Times New Roman1" svg:font-family="'Times New Roman'" style:font-pitch="variable" style:font-charset="x-symbol"/>
    <style:font-face style:name="Tahoma1" svg:font-family="Tahoma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1" fo:font-family="Arial" style:font-family-generic="swiss" style:font-pitch="variable" fo:font-size="20pt" fo:language="en" fo:country="GB" fo:font-weight="bold" style:font-size-asian="20pt" style:font-weight-asian="bold" style:font-name-complex="Arial1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>
      <style:paragraph-properties fo:margin-left="0cm" fo:margin-right="0cm" fo:orphans="0" fo:widows="0" fo:text-indent="0cm" style:auto-text-indent="false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fo:text-transform="uppercase" style:font-name="Arial1" fo:font-family="Arial" style:font-family-generic="swiss" style:font-pitch="variable" fo:font-size="13pt" fo:font-style="italic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 style:master-page-name="">
      <style:paragraph-properties fo:margin-top="0cm" fo:margin-bottom="0.101cm" loext:contextual-spacing="false" style:page-number="auto"/>
      <style:text-properties fo:text-transform="uppercase"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Exercice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_20_I_29_" style:display-name="Exo I)">
      <text:list-level-style-number text:level="1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1.27cm" text:min-label-width="0.499cm"/>
      </text:list-level-style-number>
      <text:list-level-style-number text:level="3" text:style-name="Numbering_20_Symbols" style:num-suffix=")" style:num-format="1">
        <style:list-level-properties text:space-before="1.905cm" text:min-label-width="0.499cm"/>
      </text:list-level-style-number>
      <text:list-level-style-number text:level="4" text:style-name="Numbering_20_Symbols" style:num-suffix=")" style:num-format="1">
        <style:list-level-properties text:space-before="2.54cm" text:min-label-width="0.499cm"/>
      </text:list-level-style-number>
      <text:list-level-style-number text:level="5" text:style-name="Numbering_20_Symbols" style:num-suffix=")" style:num-format="1">
        <style:list-level-properties text:space-before="3.175cm" text:min-label-width="0.499cm"/>
      </text:list-level-style-number>
      <text:list-level-style-number text:level="6" text:style-name="Numbering_20_Symbols" style:num-suffix=")" style:num-format="1">
        <style:list-level-properties text:space-before="3.81cm" text:min-label-width="0.499cm"/>
      </text:list-level-style-number>
      <text:list-level-style-number text:level="7" text:style-name="Numbering_20_Symbols" style:num-suffix=")" style:num-format="1">
        <style:list-level-properties text:space-before="4.445cm" text:min-label-width="0.499cm"/>
      </text:list-level-style-number>
      <text:list-level-style-number text:level="8" text:style-name="Numbering_20_Symbols" style:num-suffix=")" style:num-format="1">
        <style:list-level-properties text:space-before="5.08cm" text:min-label-width="0.499cm"/>
      </text:list-level-style-number>
      <text:list-level-style-number text:level="9" text:style-name="Numbering_20_Symbols" style:num-suffix=")" style:num-format="1">
        <style:list-level-properties text:space-before="5.715cm" text:min-label-width="0.499cm"/>
      </text:list-level-style-number>
      <text:list-level-style-number text:level="10" text:style-name="Numbering_20_Symbols" style:num-suffix=")" style:num-format="1">
        <style:list-level-properties text:space-before="6.35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Exercice I</dc:title>
    <meta:initial-creator>Fontanet</meta:initial-creator>
    <meta:creation-date>2006-04-06T23:09:00</meta:creation-date>
    <dc:date>2018-02-14T16:10:12.931000000</dc:date>
    <meta:print-date>2008-08-26T22:29:34</meta:print-date>
    <dc:language>fr-FR</dc:language>
    <meta:editing-cycles>46</meta:editing-cycles>
    <meta:editing-duration>PT4H12M25S</meta:editing-duration>
    <meta:document-statistic meta:table-count="0" meta:image-count="0" meta:object-count="0" meta:page-count="1" meta:paragraph-count="94" meta:word-count="882" meta:character-count="1946" meta:non-whitespace-character-count="1212"/>
    <meta:user-defined meta:name="Info 1"/>
    <meta:user-defined meta:name="Info 2"/>
    <meta:user-defined meta:name="Info 3"/>
    <meta:user-defined meta:name="Info 4"/>
  </office:meta>
</office:document-meta>
</file>